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MyRoleImpl.PartnerLinkMyRoleImpl( ODEProcess process , PartnerLinkModel plink ,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LinkMyRoleImpl.isOneWayOnl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nerLinkMyRoleImpl.computeCorrelationKeys( MessageExchangeDAO mex , Operation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tnerLinkMyRoleImpl.computeCorrelationKey( CorrelationSetModel cset , QName messageName , Element 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rtnerLinkMyRoleImpl.getMyRoleOperation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MyRol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nerLinkMyRoleImpl.invokeMyRoleCreateInstance( MessageExchangeDAO mex , Operation operation , String correlatorId , CorrelatorDAO correl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tnerLinkMyRoleImpl.invokeMyRole( MessageExchangeDAO m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